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główek2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/>
    </style:style>
    <style:style style:name="T3" style:parent-style-name="Domyślnaczcionkaakapitu" style:family="text">
      <style:text-properties fo:font-weight="bold" style:font-weight-asian="bold"/>
    </style:style>
    <style:style style:name="T4" style:parent-style-name="Domyślnaczcionkaakapitu" style:family="text">
      <style:text-properties fo:font-weight="bold" style:font-weight-asian="bold"/>
    </style:style>
    <style:style style:name="P5" style:parent-style-name="Textbody" style:family="paragraph"/>
    <style:style style:name="T6" style:parent-style-name="Domyślnaczcionkaakapitu" style:family="text">
      <style:text-properties fo:font-weight="bold" style:font-weight-asian="bold"/>
    </style:style>
    <style:style style:name="P7" style:parent-style-name="Textbody" style:family="paragraph"/>
    <style:style style:name="T8" style:parent-style-name="Domyślnaczcionkaakapitu" style:family="text">
      <style:text-properties fo:font-weight="bold" style:font-weight-asian="bold"/>
    </style:style>
    <style:style style:name="T9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h text:style-name="P1" text:outline-level="2">🚗 Ogólnopolski Konkurs i Wystawa Modelarska Pojazdów Cywilnych w Ogrodzieńcu</text:h>
      <text:p text:style-name="Textbody">Nasza inicjatywa narodziła się z autentycznej, <text:s/>pasji do motoryzacji w skali mikro. Wszystko zaczęło się w<text:s/><text:span text:style-name="T2">2025 roku</text:span><text:s/>– to wtedy zorganizowaliśmy pierwszą edycję, która miała formę uroczystej wystawy połączonej ze zlotem klasyków w skali 1:1. Już wtedy pod murami ogrodzienieckiego zamku pojawili się modelarze z najdalszych zakątków Polski, by wesprzeć nasz start.</text:p>
      <text:h text:style-name="Nagłówek3" text:outline-level="3">Od pasji do profesjonalnej rywalizacji</text:h>
      <text:p text:style-name="Textbody">Sukces inauguracyjnej wystawy dał nam jasny sygnał: czas wrzucić wyższy bieg. W<text:s/><text:span text:style-name="T3">2026 roku</text:span><text:s/>odbyła się pierwsza pełnoprawna edycja konkursowa, która przyciągnęła twórców specjalizujących się w idealnym odwzorowaniu rzeczywistości. Nasz konkurs od początku stawia na modele redukcyjne z plastiku i materiałów pokrewnych, dbając o najwyższy poziom detali.</text:p>
      <text:p text:style-name="HorizontalLine"/>
      <text:h text:style-name="Nagłówek3" text:outline-level="3">🎒 Coś więcej niż konkurs – Atrakcje dla każdego!</text:h>
      <text:p text:style-name="Textbody">Druga edycja<text:s/><text:span text:style-name="T4">Meetingu</text:span><text:s/>to wydarzenie otwarte dla wszystkich, nie tylko dla profesjonalistów. Przygotowaliśmy bogaty program towarzyszący:</text:p>
      <text:list text:style-name="LFO1" text:continue-numbering="true">
        <text:list-item>
          <text:p text:style-name="P5"><text:span text:style-name="T6">Giełda Modelarska:</text:span><text:s/>Raj dla kolekcjonerów i hobbystów. To tutaj znajdziesz rzadkie zestawy, specjalistyczne narzędzia, farby oraz akcesoria, które pozwolą Ci zacząć przygodę z tym hobby.</text:p>
        </text:list-item>
        <text:list-item>
          <text:p text:style-name="P7"><text:span text:style-name="T8">Warsztaty dla Dzieci i Młodzieży:</text:span><text:s/>Pod okiem doświadczonych instruktorów najmłodsi mogli spróbować swoich sił w montażu pierwszych miniaturowych konstrukcji. To świetna okazja, by „złapać bakcyla” i rozwinąć zdolności manualne oraz cierpliwość.</text:p>
        </text:list-item>
      </text:list>
      <text:h text:style-name="Nagłówek3" text:outline-level="3">Kierunek: Ogrodzieniec 2027!</text:h>
      <text:p text:style-name="Textbody">Obecnie przygotowujemy trzecią edycję Meetingu to nie tylko kontynuacja tradycji, ale przede wszystkim rozwój. Rozszerzamy formułę o nowe podkategorie i nagrody specjalne, by uczynić ją jeszcze bardziej atrakcyjną zarówno dla doświadczonych modelarzy, jak i zwiedzających</text:p>
      <text:p text:style-name="Textbody"/>
      <text:p text:style-name="Quotations"><text:span text:style-name="T9">Nasza misja:</text:span><text:s/>W Ogrodzieńcu pasja spotyka się z kunsztem. To tutaj lśniący lakier, precyzyjne detale i wspólna idea modelarstwa łączą ludzi z całej Polski w cieniu jurajskich skał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rzej</dc:creator>
    <meta:creation-date>2026-04-21T07:54:00Z</meta:creation-date>
    <dc:date>2026-04-25T15:50:00Z</dc:date>
    <meta:template xlink:href="Normal.dotm" xlink:type="simple"/>
    <meta:editing-cycles>5</meta:editing-cycles>
    <meta:editing-duration>PT1560S</meta:editing-duration>
    <meta:document-statistic meta:page-count="1" meta:paragraph-count="3" meta:word-count="276" meta:character-count="1933" meta:row-count="13" meta:non-whitespace-character-count="1660"/>
  </office:meta>
</office:document-meta>
</file>